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945in" fo:margin-bottom="0.1945in" style:contextual-spacing="false" style:line-height-at-least="0.1665in"/>
    </style:style>
    <style:style style:name="P2" style:family="paragraph" style:parent-style-name="Standard" style:list-style-name="WW8Num2">
      <style:paragraph-properties fo:margin-top="0in" fo:margin-bottom="0in" style:contextual-spacing="false" style:line-height-at-least="0.1665in"/>
    </style:style>
    <style:style style:name="P3" style:family="paragraph" style:parent-style-name="Standard" style:list-style-name="WW8Num2">
      <style:paragraph-properties fo:margin-top="0in" fo:margin-bottom="0.1945in" style:contextual-spacing="false" style:line-height-at-least="0.1665in"/>
    </style:style>
    <style:style style:name="P4" style:family="paragraph" style:parent-style-name="body">
      <style:text-properties fo:color="#000000" style:font-name="Times New Roman" style:font-name-complex="Times New Roman"/>
    </style:style>
    <style:style style:name="P5" style:family="paragraph" style:parent-style-name="body">
      <style:text-properties fo:color="#000000" style:font-name="Times New Roman" fo:font-weight="bold" style:font-weight-asian="bold" style:font-name-complex="Times New Roman"/>
    </style:style>
    <style:style style:name="P6" style:family="paragraph" style:parent-style-name="subheader" style:master-page-name="Standard">
      <style:paragraph-properties fo:margin-top="0in" fo:margin-bottom="0.1945in" style:contextual-spacing="false" style:line-height-at-least="0.222in" style:page-number="auto"/>
    </style:style>
    <style:style style:name="T1"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2" style:family="text">
      <style:text-properties fo:color="#000000" style:font-name="Times New Roman" fo:font-weight="bold" style:font-weight-asian="bold"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ritical Thinking at ECCS </text:span></text:p>
      <text:p text:style-name="P1">Critical thinking is that mode of thinking—about any subject, content, or problem—in which the thinker improves the quality of his or her thinking by skillfully taking charge of the structures inherent in thinking and imposing intellectual standards upon them. </text:p>
      <text:p text:style-name="P1">A well cultivated critical thinker:</text:p>
      <text:list xml:id="list3100747564230130851" text:style-name="WW8Num2">
        <text:list-item>
          <text:p text:style-name="P2">raises vital questions and problems, formulating them clearly and precisely; </text:p>
        </text:list-item>
        <text:list-item>
          <text:p text:style-name="P2">gathers and assesses relevant information, using abstract ideas to interpret it effectively; </text:p>
        </text:list-item>
        <text:list-item>
          <text:p text:style-name="P2">comes to well-reasoned conclusions and solutions, testing them against relevant criteria and standards; </text:p>
        </text:list-item>
        <text:list-item>
          <text:p text:style-name="P2">thinks openmindedly within alternative systems of thought, recognizing and assessing, as need be, their assumptions, implications, and practical consequences; and </text:p>
        </text:list-item>
        <text:list-item>
          <text:p text:style-name="P3">communicates effectively with others in figuring out solutions to complex problems. </text:p>
        </text:list-item>
      </text:list>
      <text:p text:style-name="P1">Critical thinking is, in short, self-directed, self-disciplined, self-monitored, and self-corrective thinking. It presupposes assent to rigorous standards of excellence and mindful command of their use. It entails effective communication and problem solving abilities and a commitment to overcome our native egocentrism and sociocentrism. </text:p>
      <text:p text:style-name="P1">--Richard Paul and Linda Elder, The Miniature Guide to Critical Thinking Concepts and Tools (2001)</text:p>
      <text:p text:style-name="P4"/>
      <text:p text:style-name="P5">Critical Thinking at Edison College Collegiate School</text:p>
      <text:p text:style-name="P4">Critical thinking encompasses the more complex executive functions, such as reasoning, motivation, and judgment - essential skills for success in a high-performance work environment. Today's marketplace demands skilled workers who can think clearly, precisely, deeply, and accurately while solving problems, making decisions, identifying and answering questions, evaluating, analyzing, and communicating.</text:p>
      <text:p text:style-name="P4">Edison College’ s Collegiate school will focus on education that moves people away from the past and facilitates new ways of learning and interacting within the workplace. Critical thinking plays a vital role in facilitating that kind of authentic, active learning.</text:p>
      <text:p text:style-name="P4">In fact, critical thinking is fundamental to learning any subject matter. To learn something, to truly understand it, we have to think it through, think it out, think it over - think it into our thinking. Thus, at ECCS, we will strive to apply the concepts of critical <text:soft-page-break/>thinking to what we teach, how we teach, and how we assess. As Richard Paul and Linda Elder (2005) note,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 </text:p>
      <text:p text:style-name="P4">Critical thinking requires students to suspend judgment, to recognize and study biases and assumptions, to closely examine conclusions and concepts. Critical thinkers must identify what is relevant, accurate, and logical; must recognize differing points of view; and must cultivate intellectual humility and intellectual perseverance.</text:p>
      <text:p text:style-name="P4">A culture of fairmindedness, intellectual integrity, and confidence in reason allows for the exchange of ideas and cooperation essential to educating students for the 21st century. The elements and tools of critical thinking are essential to our growth as a high school and college. </text:p>
      <text:p text:style-name="P5">How Critical Thinking Looks in the ECCS Classroom</text:p>
      <text:p text:style-name="P1">Typically a student graduates from high school <text:s/>having never been taught to examine and evaluate her thinking. She lacks a basic awareness of her own thinking. She possesses few skills that help her examine and evaluate the thinking of others—yet daily she faces and is impacted by the results of others’ reasoning. Perhaps no one has shown her the crucial connection between thinking and learning. </text:p>
      <text:p text:style-name="P1">In contrast, as she attends her classes at ECCS, she begins to hear a common refrain: The institution aims to improve her thinking. She hears the term critical thinking used repeatedly in her classes; The concepts of critcal thinking <text:s/>are constantly rehearsed and integrated into each class she attends. Her instructors use this common language to explain course concepts, and they require her to think through concepts, not merely memorize facts. In English, for example, she is asked to examine and analyze information, to identify assumptions, and to make inferences that are logical. In Biology lab, she conducts experiments that yield information, and she is asked to draw accurate and logical conclusions from those experiments. Her Reading instructor talks about the logic of an author’s reasoning, and she is asked to explain an author’s conclusions, the information that led to them, and the assumptions that underlie them. In Math, she is asked to discuss the thought processes that are needed to solve a problem. She is asked to apply concepts in new contexts. She is often required to create or identify relevant, significant questions and problems rather than being given them.</text:p>
      <text:p text:style-name="P1">In assignments for every class, she sees that her work will be evaluated using the intellectual standards of clarity, accuracy, precision, relevance, depth, and logic. In every class, she is required to think about her thinking, and she begins to understand that all learning and all thinking consist of “mental moves”or "intellectual actions"—processes of thought—and that these processes can be sharpened and refined to help improve her <text:soft-page-break/>thinking. She can now define and assess good thinking and good communication using those intellectual standards.</text:p>
      <text:p text:style-name="P1">She begins to transfer these skills to her everyday life—as she makes decisions, solves problems, and interacts with people, she becomes aware of the moves her mind makes and strives to analyze and improve those intellectual processes. In the process, she gains control over her life and begins to improve it. She seeks to be open-minded and fair while approaching new ideas and has confidence in her own reasoning to evaluate them.</text:p>
      <text:p text:style-name="P1">There is nothing more practical than sound thinking. No matter what your circumstances or goals, no matter where you are or what problems you face, you are better off if your thinking is skilled. As a student, shopper, employee, citizen, lover, friend, parent—in every realm and situation of your life—good thinking pays off. Poor thinking, in contrast, inevitably causes problems, wastes time and energy, and engenders frustration and pain. </text:p>
      <text:p text:style-name="P1">Critical thinking is the disciplined art of ensuring that you use the best thinking you are capable of in any set of circumstances. The general goal of thinking is to figure out the “lay of the land.” We all have multiple choices to make. We need the best information to make the best cho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ody" style:family="paragraph" style:parent-style-name="Standard">
      <style:paragraph-properties fo:margin-top="0.1945in" fo:margin-bottom="0.1945in" style:contextual-spacing="false" style:line-height-at-least="0.222in"/>
      <style:text-properties fo:color="#000000" style:font-name="Verdana" fo:font-family="Verdana" style:font-family-generic="swiss" style:font-pitch="variable" style:font-name-complex="Verdana" style:font-family-complex="Verdana" style:font-family-generic-complex="swiss" style:font-pitch-complex="variable"/>
    </style:style>
    <style:style style:name="subheader" style:family="paragraph" style:parent-style-name="Standard">
      <style:paragraph-properties fo:margin-top="0.1945in" fo:margin-bottom="0.1945in" style:contextual-spacing="false"/>
      <style:text-properties fo:color="#996600" style:font-name="Verdana" fo:font-family="Verdana" style:font-family-generic="swiss" style:font-pitch="variable" fo:font-size="13pt" fo:font-weight="bold" style:font-size-asian="13pt" style:font-weight-asian="bold" style:font-name-complex="Verdana" style:font-family-complex="Verdana" style:font-family-generic-complex="swiss" style:font-pitch-complex="variable" style:font-size-complex="13pt" style:font-weight-complex="bold"/>
    </style:style>
    <style:style style:name="footnote" style:family="paragraph" style:parent-style-name="Standard">
      <style:paragraph-properties fo:margin-top="0.1945in" fo:margin-bottom="0.1945in" style:contextual-spacing="false"/>
      <style:text-properties fo:color="#000000" style:font-name="Verdana" fo:font-family="Verdana" style:font-family-generic="swiss" style:font-pitch="variable" fo:font-size="7.5pt" style:font-size-asian="7.5pt" style:font-name-complex="Verdana" style:font-family-complex="Verdana" style:font-family-generic-complex="swiss" style:font-pitch-complex="variable" style:font-size-complex="7.5pt"/>
    </style:style>
    <style:style style:name="Normal_20__28_Web_29_" style:display-name="Normal (Web)" style:family="paragraph" style:parent-style-name="Standard">
      <style:paragraph-properties fo:margin-top="0.1945in" fo:margin-bottom="0.1945in" style:contextual-spacing="false"/>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line-through-style="none" style:text-underline-style="non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tical Thinking at ECCS </dc:title>
    <meta:initial-creator>Edison College</meta:initial-creator>
    <meta:creation-date>2008-01-07T18:14:00</meta:creation-date>
    <dc:creator>Edison College</dc:creator>
    <dc:date>2008-01-07T18:46:00</dc:date>
    <meta:editing-cycles>1</meta:editing-cycles>
    <meta:editing-duration>PT31M</meta:editing-duration>
    <meta:document-statistic meta:table-count="0" meta:image-count="0" meta:object-count="0" meta:page-count="3" meta:paragraph-count="23" meta:word-count="1024" meta:character-count="6647" meta:non-whitespace-character-count="5646"/>
    <meta:generator>LibreOffice/4.1.4.2$Windows_x86 LibreOffice_project/0a0440ccc0227ad9829de5f46be37cfb6edcf72</meta:generator>
  </office:meta>
</office:document-meta>
</file>